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paragraph-rsid="002555cc" style:font-size-asian="11pt" style:font-size-complex="11pt"/>
    </style:style>
    <style:style style:name="P2" style:family="paragraph" style:parent-style-name="Standard">
      <style:paragraph-properties fo:text-align="justify" style:justify-single-word="false"/>
      <style:text-properties fo:font-size="11pt" officeooo:paragraph-rsid="002a9eff" style:font-size-asian="11pt" style:font-size-complex="11pt"/>
    </style:style>
    <style:style style:name="P3" style:family="paragraph" style:parent-style-name="Standard">
      <style:paragraph-properties fo:text-align="justify" style:justify-single-word="false"/>
      <style:text-properties fo:font-size="11pt" officeooo:paragraph-rsid="00207aff" style:font-size-asian="11pt" style:font-size-complex="11pt"/>
    </style:style>
    <style:style style:name="P4" style:family="paragraph" style:parent-style-name="Standard">
      <style:paragraph-properties fo:text-align="justify" style:justify-single-word="false"/>
      <style:text-properties fo:font-size="11pt" officeooo:rsid="002373ae" officeooo:paragraph-rsid="00356101" style:font-size-asian="11pt" style:font-size-complex="11pt"/>
    </style:style>
    <style:style style:name="P5" style:family="paragraph" style:parent-style-name="Standard">
      <style:paragraph-properties fo:text-align="justify" style:justify-single-word="false"/>
      <style:text-properties fo:font-size="11pt" officeooo:rsid="002373ae" officeooo:paragraph-rsid="003d0699" style:font-size-asian="11pt" style:font-size-complex="11pt"/>
    </style:style>
    <style:style style:name="P6" style:family="paragraph" style:parent-style-name="Standard">
      <style:paragraph-properties fo:text-align="justify" style:justify-single-word="false"/>
      <style:text-properties fo:font-size="11pt" officeooo:rsid="002373ae" officeooo:paragraph-rsid="003d2f16" style:font-size-asian="11pt" style:font-size-complex="11pt"/>
    </style:style>
    <style:style style:name="P7" style:family="paragraph" style:parent-style-name="Standard">
      <style:paragraph-properties fo:text-align="justify" style:justify-single-word="false"/>
      <style:text-properties fo:font-size="11pt" officeooo:rsid="002373ae" officeooo:paragraph-rsid="003f2965" style:font-size-asian="11pt" style:font-size-complex="11pt"/>
    </style:style>
    <style:style style:name="P8" style:family="paragraph" style:parent-style-name="Standard">
      <style:paragraph-properties fo:text-align="justify" style:justify-single-word="false"/>
      <style:text-properties fo:font-size="11pt" officeooo:rsid="00200e3a" officeooo:paragraph-rsid="001e319c" style:font-size-asian="11pt" style:font-size-complex="11pt"/>
    </style:style>
    <style:style style:name="P9" style:family="paragraph" style:parent-style-name="Standard">
      <style:paragraph-properties fo:text-align="justify" style:justify-single-word="false"/>
      <style:text-properties fo:font-size="11pt" officeooo:rsid="0038c2ea" officeooo:paragraph-rsid="0038c2ea" style:font-size-asian="11pt" style:font-size-complex="11pt"/>
    </style:style>
    <style:style style:name="P10" style:family="paragraph" style:parent-style-name="Standard">
      <style:paragraph-properties fo:text-align="justify" style:justify-single-word="false"/>
      <style:text-properties fo:font-size="11pt" officeooo:rsid="00225680" officeooo:paragraph-rsid="0038c2ea" style:font-size-asian="11pt" style:font-size-complex="11pt"/>
    </style:style>
    <style:style style:name="P11" style:family="paragraph" style:parent-style-name="Standard">
      <style:paragraph-properties fo:text-align="justify" style:justify-single-word="false"/>
      <style:text-properties fo:font-size="11pt" officeooo:rsid="00225680" officeooo:paragraph-rsid="00336a0c" style:font-size-asian="11pt" style:font-size-complex="11pt"/>
    </style:style>
    <style:style style:name="P12" style:family="paragraph" style:parent-style-name="Standard">
      <style:paragraph-properties fo:text-align="justify" style:justify-single-word="false"/>
      <style:text-properties fo:font-size="11pt" officeooo:rsid="00397aa9" officeooo:paragraph-rsid="00397aa9" style:font-size-asian="11pt" style:font-size-complex="11pt"/>
    </style:style>
    <style:style style:name="P13" style:family="paragraph" style:parent-style-name="Standard">
      <style:paragraph-properties fo:text-align="justify" style:justify-single-word="false"/>
      <style:text-properties fo:font-size="11pt" style:text-underline-style="none" officeooo:rsid="002a9eff" officeooo:paragraph-rsid="002a9eff" style:font-size-asian="11pt" style:font-size-complex="11pt"/>
    </style:style>
    <style:style style:name="P14" style:family="paragraph" style:parent-style-name="Standard">
      <style:paragraph-properties fo:text-align="justify" style:justify-single-word="false"/>
      <style:text-properties fo:font-size="11pt" style:text-underline-style="none" officeooo:rsid="002373ae" officeooo:paragraph-rsid="003f2965" style:font-size-asian="11pt" style:font-size-complex="11pt"/>
    </style:style>
    <style:style style:name="P15" style:family="paragraph" style:parent-style-name="Standard">
      <style:paragraph-properties fo:text-align="justify" style:justify-single-word="false"/>
      <style:text-properties fo:font-size="11pt" style:text-underline-style="solid" style:text-underline-width="auto" style:text-underline-color="font-color" officeooo:rsid="0029842c" officeooo:paragraph-rsid="001e319c" style:font-size-asian="11pt" style:font-size-complex="11pt"/>
    </style:style>
    <style:style style:name="P16" style:family="paragraph" style:parent-style-name="Standard">
      <style:paragraph-properties fo:text-align="justify" style:justify-single-word="false"/>
      <style:text-properties fo:font-size="11pt" style:text-underline-style="solid" style:text-underline-width="auto" style:text-underline-color="font-color" officeooo:rsid="0029842c" officeooo:paragraph-rsid="0029842c" style:font-size-asian="11pt" style:font-size-complex="11pt"/>
    </style:style>
    <style:style style:name="P17" style:family="paragraph" style:parent-style-name="Standard">
      <style:paragraph-properties fo:text-align="justify" style:justify-single-word="false"/>
      <style:text-properties fo:font-size="11pt" fo:font-weight="bold" officeooo:rsid="0038c2ea" officeooo:paragraph-rsid="0038c2ea"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font-size="11pt" fo:font-weight="bold" officeooo:rsid="003f2965" officeooo:paragraph-rsid="003f2965"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font-size="11pt" fo:font-weight="normal" officeooo:rsid="003f2965" officeooo:paragraph-rsid="003f2965"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fo:font-weight="normal" officeooo:rsid="003c06fe" officeooo:paragraph-rsid="003c06fe"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e319c" officeooo:paragraph-rsid="001e319c"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color="#c9211e" fo:font-size="11pt" fo:font-style="italic" fo:font-weight="bold" officeooo:rsid="0038c2ea" officeooo:paragraph-rsid="0038c2ea" style:font-size-asian="11pt" style:font-style-asian="italic" style:font-weight-asian="bold" style:font-size-complex="11pt" style:font-style-complex="italic" style:font-weight-complex="bold"/>
    </style:style>
    <style:style style:name="P23" style:family="paragraph" style:parent-style-name="Standard">
      <style:paragraph-properties fo:text-align="justify" style:justify-single-word="false"/>
      <style:text-properties fo:color="#c9211e" fo:font-size="11pt" fo:font-style="italic" fo:font-weight="bold" officeooo:rsid="0038c2ea" officeooo:paragraph-rsid="0041c4ce" style:font-size-asian="11pt" style:font-style-asian="italic" style:font-weight-asian="bold" style:font-size-complex="11pt" style:font-style-complex="italic" style:font-weight-complex="bold"/>
    </style:style>
    <style:style style:name="P24" style:family="paragraph" style:parent-style-name="Standard">
      <style:paragraph-properties fo:text-align="justify" style:justify-single-word="false"/>
      <style:text-properties officeooo:paragraph-rsid="0038c2ea"/>
    </style:style>
    <style:style style:name="P25" style:family="paragraph" style:parent-style-name="Standard">
      <style:paragraph-properties fo:text-align="justify" style:justify-single-word="false"/>
      <style:text-properties officeooo:paragraph-rsid="00356101"/>
    </style:style>
    <style:style style:name="P26" style:family="paragraph" style:parent-style-name="Standard">
      <style:paragraph-properties fo:text-align="justify" style:justify-single-word="false"/>
      <style:text-properties officeooo:paragraph-rsid="002a9eff"/>
    </style:style>
    <style:style style:name="P27" style:family="paragraph" style:parent-style-name="Standard">
      <style:paragraph-properties fo:text-align="justify" style:justify-single-word="false"/>
      <style:text-properties officeooo:paragraph-rsid="003c06fe"/>
    </style:style>
    <style:style style:name="P28" style:family="paragraph" style:parent-style-name="Standard">
      <style:paragraph-properties fo:text-align="justify" style:justify-single-word="false"/>
      <style:text-properties officeooo:paragraph-rsid="0047d07e"/>
    </style:style>
    <style:style style:name="P29" style:family="paragraph" style:parent-style-name="Standard">
      <style:paragraph-properties fo:text-align="justify" style:justify-single-word="false"/>
      <style:text-properties officeooo:rsid="0038c2ea" officeooo:paragraph-rsid="0038c2ea"/>
    </style:style>
    <style:style style:name="P30" style:family="paragraph" style:parent-style-name="Standard">
      <style:paragraph-properties fo:text-align="justify" style:justify-single-word="false"/>
      <style:text-properties officeooo:rsid="0038c2ea" officeooo:paragraph-rsid="00397aa9"/>
    </style:style>
    <style:style style:name="P31" style:family="paragraph" style:parent-style-name="Standard">
      <style:paragraph-properties fo:text-align="justify" style:justify-single-word="false"/>
      <style:text-properties fo:font-weight="bold" officeooo:rsid="003c06fe" officeooo:paragraph-rsid="003c06fe" style:font-weight-asian="bold" style:font-weight-complex="bold"/>
    </style:style>
    <style:style style:name="P32" style:family="paragraph" style:parent-style-name="Standard">
      <style:paragraph-properties fo:text-align="justify" style:justify-single-word="false"/>
      <style:text-properties fo:color="#000000" fo:font-size="11pt" fo:font-style="normal" fo:font-weight="normal" officeooo:rsid="0044c794" officeooo:paragraph-rsid="0044c794"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fo:color="#000000" fo:font-size="11pt" fo:font-style="normal" fo:font-weight="normal" officeooo:rsid="0038c2ea" officeooo:paragraph-rsid="0047d07e"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fo:color="#000000" fo:font-size="11pt" fo:font-style="normal" fo:font-weight="normal" officeooo:rsid="0047d07e" officeooo:paragraph-rsid="0047d07e"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color="#000000" fo:font-size="11pt" fo:font-style="normal" fo:font-weight="normal" officeooo:rsid="0047ed9d" officeooo:paragraph-rsid="0047ed9d"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fo:color="#000000" fo:font-size="11pt" fo:font-style="normal" fo:font-weight="bold" officeooo:rsid="003c06fe" officeooo:paragraph-rsid="0044c794" style:font-size-asian="11pt" style:font-style-asian="normal" style:font-weight-asian="bold" style:font-size-complex="11pt" style:font-style-complex="normal" style:font-weight-complex="bold"/>
    </style:style>
    <style:style style:name="P37" style:family="paragraph" style:parent-style-name="Standard">
      <style:paragraph-properties fo:text-align="justify" style:justify-single-word="false"/>
      <style:text-properties fo:color="#000000" fo:font-size="11pt" fo:font-style="normal" fo:font-weight="bold" officeooo:rsid="003c06fe" officeooo:paragraph-rsid="0047d07e" style:font-size-asian="11pt" style:font-style-asian="normal" style:font-weight-asian="bold" style:font-size-complex="11pt" style:font-style-complex="normal" style:font-weight-complex="bold"/>
    </style:style>
    <style:style style:name="P38" style:family="paragraph" style:parent-style-name="Standard">
      <style:paragraph-properties fo:text-align="justify" style:justify-single-word="false"/>
      <style:text-properties fo:color="#000000" fo:font-size="11pt" fo:font-style="normal" fo:font-weight="normal" officeooo:rsid="0044c794" officeooo:paragraph-rsid="0044c794"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fo:color="#000000" fo:font-size="11pt" fo:font-style="normal" fo:font-weight="normal" officeooo:rsid="0047d07e" officeooo:paragraph-rsid="004c0d3b"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fo:color="#000000" fo:font-size="11pt" fo:font-style="normal" fo:font-weight="normal" officeooo:rsid="0038c2ea" officeooo:paragraph-rsid="004c0d3b"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fo:color="#000000" fo:font-size="11pt" fo:font-style="normal" fo:font-weight="normal" officeooo:rsid="0038c2ea" officeooo:paragraph-rsid="0044c794"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fo:color="#000000" fo:font-size="11pt" fo:font-style="normal" fo:font-weight="normal" officeooo:rsid="003fa3d5" officeooo:paragraph-rsid="004c0d3b"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fo:color="#000000" fo:font-size="11pt" fo:font-style="normal" fo:font-weight="bold" officeooo:rsid="003c06fe" officeooo:paragraph-rsid="0047d07e" style:font-size-asian="11pt" style:font-style-asian="normal" style:font-weight-asian="bold" style:font-size-complex="11pt" style:font-style-complex="normal" style:font-weight-complex="bold"/>
    </style:style>
    <style:style style:name="P44" style:family="paragraph" style:parent-style-name="Standard">
      <style:paragraph-properties fo:text-align="justify" style:justify-single-word="false"/>
      <style:text-properties fo:color="#000000" fo:font-size="11pt" fo:font-style="normal" fo:font-weight="bold" officeooo:rsid="003c06fe" officeooo:paragraph-rsid="004c0d3b" style:font-size-asian="11pt" style:font-style-asian="normal" style:font-weight-asian="bold" style:font-size-complex="11pt" style:font-style-complex="normal" style:font-weight-complex="bold"/>
    </style:style>
    <style:style style:name="P45" style:family="paragraph" style:parent-style-name="Standard">
      <style:paragraph-properties fo:text-align="justify" style:justify-single-word="false"/>
      <style:text-properties officeooo:paragraph-rsid="004c0d3b"/>
    </style:style>
    <style:style style:name="P46" style:family="paragraph" style:parent-style-name="Standard">
      <style:paragraph-properties fo:text-align="justify" style:justify-single-word="false"/>
      <style:text-properties officeooo:paragraph-rsid="0038c2ea"/>
    </style:style>
    <style:style style:name="P47" style:family="paragraph" style:parent-style-name="Standard">
      <style:paragraph-properties fo:text-align="justify" style:justify-single-word="false"/>
      <style:text-properties officeooo:paragraph-rsid="005643e7"/>
    </style:style>
    <style:style style:name="P48" style:family="paragraph" style:parent-style-name="Standard">
      <style:paragraph-properties fo:text-align="justify" style:justify-single-word="false"/>
      <style:text-properties fo:font-weight="bold" officeooo:rsid="003c06fe" officeooo:paragraph-rsid="004c0d3b" style:font-weight-asian="bold" style:font-weight-complex="bold"/>
    </style:style>
    <style:style style:name="P49" style:family="paragraph" style:parent-style-name="Standard">
      <style:paragraph-properties fo:text-align="justify" style:justify-single-word="false"/>
      <style:text-properties fo:font-weight="bold" officeooo:rsid="00397aa9" officeooo:paragraph-rsid="00397aa9" style:font-weight-asian="bold" style:font-weight-complex="bold"/>
    </style:style>
    <style:style style:name="P50" style:family="paragraph" style:parent-style-name="Standard">
      <style:paragraph-properties fo:text-align="justify" style:justify-single-word="false"/>
      <style:text-properties fo:font-size="11pt" officeooo:rsid="002373ae" officeooo:paragraph-rsid="004c0d3b" style:font-size-asian="11pt" style:font-size-complex="11pt"/>
    </style:style>
    <style:style style:name="P51" style:family="paragraph" style:parent-style-name="Standard">
      <style:paragraph-properties fo:text-align="justify" style:justify-single-word="false"/>
      <style:text-properties fo:font-size="11pt" style:text-underline-style="solid" style:text-underline-width="auto" style:text-underline-color="font-color" officeooo:rsid="0029842c" officeooo:paragraph-rsid="0029842c" style:font-size-asian="11pt" style:font-size-complex="11pt"/>
    </style:style>
    <style:style style:name="P52" style:family="paragraph" style:parent-style-name="Standard">
      <style:paragraph-properties fo:text-align="justify" style:justify-single-word="false"/>
      <style:text-properties fo:font-size="11pt" style:text-underline-style="none" fo:font-weight="bold" officeooo:rsid="003c06fe" officeooo:paragraph-rsid="004c0d3b" style:font-size-asian="11pt" style:font-weight-asian="bold" style:font-size-complex="11pt" style:font-weight-complex="bold"/>
    </style:style>
    <style:style style:name="P53" style:family="paragraph" style:parent-style-name="Standard">
      <style:paragraph-properties fo:text-align="justify" style:justify-single-word="false"/>
      <style:text-properties fo:font-size="11pt" style:text-underline-style="none" fo:font-weight="bold" officeooo:rsid="00397aa9" officeooo:paragraph-rsid="00598173" style:font-size-asian="11pt" style:font-weight-asian="bold" style:font-size-complex="11pt" style:font-weight-complex="bold"/>
    </style:style>
    <style:style style:name="T1" style:family="text">
      <style:text-properties officeooo:rsid="00249a22"/>
    </style:style>
    <style:style style:name="T2" style:family="text">
      <style:text-properties officeooo:rsid="002555cc"/>
    </style:style>
    <style:style style:name="T3" style:family="text">
      <style:text-properties officeooo:rsid="00273261"/>
    </style:style>
    <style:style style:name="T4" style:family="text">
      <style:text-properties officeooo:rsid="00284d2b"/>
    </style:style>
    <style:style style:name="T5" style:family="text">
      <style:text-properties style:text-underline-style="none" officeooo:rsid="002a9eff"/>
    </style:style>
    <style:style style:name="T6" style:family="text">
      <style:text-properties style:text-underline-style="none" officeooo:rsid="002b196b"/>
    </style:style>
    <style:style style:name="T7" style:family="text">
      <style:text-properties fo:color="#c9211e" fo:font-style="italic" fo:font-weight="bold" officeooo:rsid="00336a0c" style:font-style-asian="italic" style:font-weight-asian="bold" style:font-style-complex="italic" style:font-weight-complex="bold"/>
    </style:style>
    <style:style style:name="T8" style:family="text">
      <style:text-properties fo:color="#c9211e" fo:font-style="italic" fo:font-weight="bold" officeooo:rsid="002fe65c" style:font-style-asian="italic" style:font-weight-asian="bold" style:font-style-complex="italic" style:font-weight-complex="bold"/>
    </style:style>
    <style:style style:name="T9" style:family="text">
      <style:text-properties fo:color="#c9211e" fo:font-style="italic" fo:font-weight="bold" officeooo:rsid="00356101" style:font-style-asian="italic" style:font-weight-asian="bold" style:font-style-complex="italic" style:font-weight-complex="bold"/>
    </style:style>
    <style:style style:name="T10" style:family="text">
      <style:text-properties fo:color="#c9211e" fo:font-style="italic" fo:font-weight="bold" officeooo:rsid="0038c2ea" style:font-style-asian="italic" style:font-weight-asian="bold" style:font-style-complex="italic" style:font-weight-complex="bold"/>
    </style:style>
    <style:style style:name="T11" style:family="text">
      <style:text-properties fo:color="#c9211e" fo:font-style="italic" fo:font-weight="bold" officeooo:rsid="003d2f16" style:font-style-asian="italic" style:font-weight-asian="bold" style:font-style-complex="italic" style:font-weight-complex="bold"/>
    </style:style>
    <style:style style:name="T12" style:family="text">
      <style:text-properties fo:color="#c9211e" fo:font-style="italic" fo:font-weight="bold" officeooo:rsid="003c4a7f" style:font-style-asian="italic" style:font-weight-asian="bold" style:font-style-complex="italic" style:font-weight-complex="bold"/>
    </style:style>
    <style:style style:name="T13" style:family="text">
      <style:text-properties fo:color="#c9211e" fo:font-style="italic" fo:font-weight="bold" officeooo:rsid="004c0d3b" style:font-style-asian="italic" style:font-weight-asian="bold" style:font-style-complex="italic" style:font-weight-complex="bold"/>
    </style:style>
    <style:style style:name="T14" style:family="text">
      <style:text-properties fo:color="#c9211e" fo:font-style="italic" style:text-underline-style="none" fo:font-weight="bold" officeooo:rsid="0038c2ea" style:font-style-asian="italic" style:font-weight-asian="bold" style:font-style-complex="italic" style:font-weight-complex="bold"/>
    </style:style>
    <style:style style:name="T15" style:family="text">
      <style:text-properties fo:color="#c9211e" fo:font-style="italic" style:text-underline-style="none" fo:font-weight="bold" officeooo:rsid="00336a0c" style:font-style-asian="italic" style:font-weight-asian="bold" style:font-style-complex="italic" style:font-weight-complex="bold"/>
    </style:style>
    <style:style style:name="T16" style:family="text">
      <style:text-properties fo:color="#c9211e" fo:font-style="italic" style:text-underline-style="none" fo:font-weight="bold" officeooo:rsid="003c4a7f" style:font-style-asian="italic" style:font-weight-asian="bold" style:font-style-complex="italic" style:font-weight-complex="bold"/>
    </style:style>
    <style:style style:name="T17" style:family="text">
      <style:text-properties fo:color="#c9211e" fo:font-style="italic" style:text-underline-style="none" fo:font-weight="bold" officeooo:rsid="003d2f16" style:font-style-asian="italic" style:font-weight-asian="bold" style:font-style-complex="italic" style:font-weight-complex="bold"/>
    </style:style>
    <style:style style:name="T18" style:family="text">
      <style:text-properties fo:color="#c9211e" fo:font-size="11pt" fo:font-style="italic" fo:font-weight="bold" officeooo:rsid="00336a0c" style:font-size-asian="11pt" style:font-style-asian="italic" style:font-weight-asian="bold" style:font-size-complex="11pt" style:font-style-complex="italic" style:font-weight-complex="bold"/>
    </style:style>
    <style:style style:name="T19" style:family="text">
      <style:text-properties fo:color="#c9211e" fo:font-size="11pt" fo:font-style="italic" fo:font-weight="bold" officeooo:rsid="0038c2ea" style:font-size-asian="11pt" style:font-style-asian="italic" style:font-weight-asian="bold" style:font-size-complex="11pt" style:font-style-complex="italic" style:font-weight-complex="bold"/>
    </style:style>
    <style:style style:name="T20" style:family="text">
      <style:text-properties fo:color="#c9211e" fo:font-size="11pt" fo:font-style="italic" fo:font-weight="bold" officeooo:rsid="0041c4ce" style:font-size-asian="11pt" style:font-style-asian="italic" style:font-weight-asian="bold" style:font-size-complex="11pt" style:font-style-complex="italic" style:font-weight-complex="bold"/>
    </style:style>
    <style:style style:name="T21" style:family="text">
      <style:text-properties fo:color="#c9211e" fo:font-size="11pt" fo:font-style="italic" fo:font-weight="bold" officeooo:rsid="0049bb95" style:font-size-asian="11pt" style:font-style-asian="italic" style:font-weight-asian="bold" style:font-size-complex="11pt" style:font-style-complex="italic" style:font-weight-complex="bold"/>
    </style:style>
    <style:style style:name="T22" style:family="text">
      <style:text-properties fo:color="#c9211e" fo:font-size="11pt" fo:font-style="italic" fo:font-weight="bold" officeooo:rsid="0048df16" style:font-size-asian="11pt" style:font-style-asian="italic" style:font-weight-asian="bold" style:font-size-complex="11pt" style:font-style-complex="italic" style:font-weight-complex="bold"/>
    </style:style>
    <style:style style:name="T23" style:family="text">
      <style:text-properties fo:color="#c9211e" fo:font-size="11pt" fo:font-style="italic" fo:font-weight="bold" officeooo:rsid="004c0d3b" style:font-size-asian="11pt" style:font-style-asian="italic" style:font-weight-asian="bold" style:font-size-complex="11pt" style:font-style-complex="italic" style:font-weight-complex="bold"/>
    </style:style>
    <style:style style:name="T24" style:family="text">
      <style:text-properties fo:color="#c9211e" fo:font-style="normal" fo:font-weight="normal" officeooo:rsid="003d0699" style:font-style-asian="normal" style:font-weight-asian="normal" style:font-style-complex="normal" style:font-weight-complex="normal"/>
    </style:style>
    <style:style style:name="T25" style:family="text">
      <style:text-properties fo:font-size="11pt" style:font-size-asian="11pt" style:font-size-complex="11pt"/>
    </style:style>
    <style:style style:name="T26" style:family="text">
      <style:text-properties fo:font-size="11pt" officeooo:rsid="001e319c" style:font-size-asian="11pt" style:font-size-complex="11pt"/>
    </style:style>
    <style:style style:name="T27" style:family="text">
      <style:text-properties fo:font-size="11pt" officeooo:rsid="0038c2ea" style:font-size-asian="11pt" style:font-size-complex="11pt"/>
    </style:style>
    <style:style style:name="T28" style:family="text">
      <style:text-properties fo:font-size="11pt" officeooo:rsid="00397aa9" style:font-size-asian="11pt" style:font-size-complex="11pt"/>
    </style:style>
    <style:style style:name="T29" style:family="text">
      <style:text-properties fo:font-size="11pt" officeooo:rsid="003c4a7f" style:font-size-asian="11pt" style:font-size-complex="11pt"/>
    </style:style>
    <style:style style:name="T30" style:family="text">
      <style:text-properties fo:font-size="11pt" officeooo:rsid="003d0699" style:font-size-asian="11pt" style:font-size-complex="11pt"/>
    </style:style>
    <style:style style:name="T31" style:family="text">
      <style:text-properties fo:font-size="11pt" officeooo:rsid="00356101" style:font-size-asian="11pt" style:font-size-complex="11pt"/>
    </style:style>
    <style:style style:name="T32" style:family="text">
      <style:text-properties fo:font-size="11pt" officeooo:rsid="00249a22" style:font-size-asian="11pt" style:font-size-complex="11pt"/>
    </style:style>
    <style:style style:name="T33" style:family="text">
      <style:text-properties fo:font-size="11pt" officeooo:rsid="00539037"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fo:font-size="11pt" fo:font-weight="bold" officeooo:rsid="001e319c" style:font-size-asian="11pt" style:font-weight-asian="bold" style:font-size-complex="11pt" style:font-weight-complex="bold"/>
    </style:style>
    <style:style style:name="T36" style:family="text">
      <style:text-properties fo:font-size="11pt" fo:font-weight="bold" officeooo:rsid="003c06fe" style:font-size-asian="11pt" style:font-weight-asian="bold" style:font-size-complex="11pt" style:font-weight-complex="bold"/>
    </style:style>
    <style:style style:name="T37" style:family="text">
      <style:text-properties fo:font-size="11pt" fo:font-weight="bold" officeooo:rsid="00397aa9" style:font-size-asian="11pt" style:font-weight-asian="bold" style:font-size-complex="11pt" style:font-weight-complex="bold"/>
    </style:style>
    <style:style style:name="T38" style:family="text">
      <style:text-properties fo:font-size="11pt" fo:font-weight="bold" officeooo:rsid="0038c2ea" style:font-size-asian="11pt" style:font-weight-asian="bold" style:font-size-complex="11pt" style:font-weight-complex="bold"/>
    </style:style>
    <style:style style:name="T39" style:family="text">
      <style:text-properties fo:font-size="11pt" fo:font-weight="normal" style:font-size-asian="11pt" style:font-weight-asian="normal" style:font-size-complex="11pt" style:font-weight-complex="normal"/>
    </style:style>
    <style:style style:name="T40" style:family="text">
      <style:text-properties fo:font-size="11pt" fo:font-weight="normal" officeooo:rsid="00397aa9" style:font-size-asian="11pt" style:font-weight-asian="normal" style:font-size-complex="11pt" style:font-weight-complex="normal"/>
    </style:style>
    <style:style style:name="T41" style:family="text">
      <style:text-properties fo:font-size="11pt" fo:font-weight="normal" officeooo:rsid="003c06fe" style:font-size-asian="11pt" style:font-weight-asian="normal" style:font-size-complex="11pt" style:font-weight-complex="normal"/>
    </style:style>
    <style:style style:name="T42" style:family="text">
      <style:text-properties fo:font-size="11pt" fo:font-weight="normal" officeooo:rsid="00548154" style:font-size-asian="11pt" style:font-weight-asian="normal" style:font-size-complex="11pt" style:font-weight-complex="normal"/>
    </style:style>
    <style:style style:name="T43" style:family="text">
      <style:text-properties fo:font-size="11pt" style:text-underline-style="none" officeooo:rsid="003f2965" style:font-size-asian="11pt" style:font-size-complex="11pt"/>
    </style:style>
    <style:style style:name="T44" style:family="text">
      <style:text-properties fo:font-size="11pt" style:text-underline-style="none" officeooo:rsid="002a9eff" style:font-size-asian="11pt" style:font-size-complex="11pt"/>
    </style:style>
    <style:style style:name="T45" style:family="text">
      <style:text-properties officeooo:rsid="00356101"/>
    </style:style>
    <style:style style:name="T46" style:family="text">
      <style:text-properties fo:color="#000000" fo:font-style="normal" fo:font-weight="normal" officeooo:rsid="00336a0c" style:font-style-asian="normal" style:font-weight-asian="normal" style:font-style-complex="normal" style:font-weight-complex="normal"/>
    </style:style>
    <style:style style:name="T47" style:family="text">
      <style:text-properties fo:color="#000000" fo:font-style="normal" fo:font-weight="normal" officeooo:rsid="003d0699" style:font-style-asian="normal" style:font-weight-asian="normal" style:font-style-complex="normal" style:font-weight-complex="normal"/>
    </style:style>
    <style:style style:name="T48" style:family="text">
      <style:text-properties fo:color="#000000" fo:font-style="normal" fo:font-weight="normal" officeooo:rsid="003fa3d5" style:font-style-asian="normal" style:font-weight-asian="normal" style:font-style-complex="normal" style:font-weight-complex="normal"/>
    </style:style>
    <style:style style:name="T49" style:family="text">
      <style:text-properties fo:color="#000000" fo:font-style="normal" officeooo:rsid="00397aa9" style:font-style-asian="normal" style:font-style-complex="normal"/>
    </style:style>
    <style:style style:name="T50" style:family="text">
      <style:text-properties fo:color="#000000" fo:font-style="normal" officeooo:rsid="003fa3d5" style:font-style-asian="normal" style:font-style-complex="normal"/>
    </style:style>
    <style:style style:name="T51" style:family="text">
      <style:text-properties fo:color="#000000" fo:font-size="11pt" fo:font-style="normal" fo:font-weight="normal" officeooo:rsid="0038c2ea" style:font-size-asian="11pt" style:font-style-asian="normal" style:font-weight-asian="normal" style:font-size-complex="11pt" style:font-style-complex="normal" style:font-weight-complex="normal"/>
    </style:style>
    <style:style style:name="T52" style:family="text">
      <style:text-properties fo:color="#000000" fo:font-size="11pt" fo:font-style="normal" fo:font-weight="normal" officeooo:rsid="003fa3d5" style:font-size-asian="11pt" style:font-style-asian="normal" style:font-weight-asian="normal" style:font-size-complex="11pt" style:font-style-complex="normal" style:font-weight-complex="normal"/>
    </style:style>
    <style:style style:name="T53" style:family="text">
      <style:text-properties fo:color="#000000" fo:font-size="11pt" fo:font-style="normal" fo:font-weight="normal" officeooo:rsid="0044c794" style:font-size-asian="11pt" style:font-style-asian="normal" style:font-weight-asian="normal" style:font-size-complex="11pt" style:font-style-complex="normal" style:font-weight-complex="normal"/>
    </style:style>
    <style:style style:name="T54" style:family="text">
      <style:text-properties fo:color="#000000" fo:font-size="11pt" fo:font-style="normal" fo:font-weight="normal" officeooo:rsid="00397aa9" style:font-size-asian="11pt" style:font-style-asian="normal" style:font-weight-asian="normal" style:font-size-complex="11pt" style:font-style-complex="normal" style:font-weight-complex="normal"/>
    </style:style>
    <style:style style:name="T55" style:family="text">
      <style:text-properties fo:color="#000000" fo:font-size="11pt" fo:font-style="normal" fo:font-weight="normal" officeooo:rsid="004c0d3b" style:font-size-asian="11pt" style:font-style-asian="normal" style:font-weight-asian="normal" style:font-size-complex="11pt" style:font-style-complex="normal" style:font-weight-complex="normal"/>
    </style:style>
    <style:style style:name="T56" style:family="text">
      <style:text-properties fo:color="#000000" fo:font-size="11pt" fo:font-style="normal" fo:font-weight="normal" officeooo:rsid="005643e7" style:font-size-asian="11pt" style:font-style-asian="normal" style:font-weight-asian="normal" style:font-size-complex="11pt" style:font-style-complex="normal" style:font-weight-complex="normal"/>
    </style:style>
    <style:style style:name="T57" style:family="text">
      <style:text-properties fo:color="#000000" fo:font-size="11pt" fo:font-style="normal" fo:font-weight="normal" officeooo:rsid="0057b290" style:font-size-asian="11pt" style:font-style-asian="normal" style:font-weight-asian="normal" style:font-size-complex="11pt" style:font-style-complex="normal" style:font-weight-complex="normal"/>
    </style:style>
    <style:style style:name="T58" style:family="text">
      <style:text-properties fo:color="#000000" fo:font-size="11pt" fo:font-style="normal" fo:font-weight="normal" officeooo:rsid="0058eb31" style:font-size-asian="11pt" style:font-style-asian="normal" style:font-weight-asian="normal" style:font-size-complex="11pt" style:font-style-complex="normal" style:font-weight-complex="normal"/>
    </style:style>
    <style:style style:name="T59" style:family="text">
      <style:text-properties fo:color="#000000" fo:font-size="11pt" fo:font-style="normal" fo:font-weight="bold" officeooo:rsid="0038c2ea" style:font-size-asian="11pt" style:font-style-asian="normal" style:font-weight-asian="bold" style:font-size-complex="11pt" style:font-style-complex="normal" style:font-weight-complex="bold"/>
    </style:style>
    <style:style style:name="T60" style:family="text">
      <style:text-properties fo:color="#000000" fo:font-size="11pt" fo:font-style="normal" fo:font-weight="bold" officeooo:rsid="0058eb31" style:font-size-asian="11pt" style:font-style-asian="normal" style:font-weight-asian="bold" style:font-size-complex="11pt" style:font-style-complex="normal" style:font-weight-complex="bold"/>
    </style:style>
    <style:style style:name="T61" style:family="text">
      <style:text-properties fo:color="#000000" fo:font-size="11pt" fo:font-style="normal" officeooo:rsid="00397aa9" style:font-size-asian="11pt" style:font-style-asian="normal" style:font-size-complex="11pt" style:font-style-complex="normal"/>
    </style:style>
    <style:style style:name="T62" style:family="text">
      <style:text-properties fo:color="#000000" fo:font-size="11pt" fo:font-style="normal" officeooo:rsid="0044c794" style:font-size-asian="11pt" style:font-style-asian="normal" style:font-size-complex="11pt" style:font-style-complex="normal"/>
    </style:style>
    <style:style style:name="T63" style:family="text">
      <style:text-properties fo:font-weight="bold" style:font-weight-asian="bold" style:font-weight-complex="bold"/>
    </style:style>
    <style:style style:name="T64" style:family="text">
      <style:text-properties fo:font-weight="bold" officeooo:rsid="0047ed9d" style:font-weight-asian="bold" style:font-weight-complex="bold"/>
    </style:style>
    <style:style style:name="T65" style:family="text">
      <style:text-properties officeooo:rsid="00397aa9"/>
    </style:style>
    <style:style style:name="T66" style:family="text">
      <style:text-properties officeooo:rsid="003c06fe"/>
    </style:style>
    <style:style style:name="T67" style:family="text">
      <style:text-properties officeooo:rsid="003d2f16"/>
    </style:style>
    <style:style style:name="T68" style:family="text">
      <style:text-properties officeooo:rsid="003f3cba"/>
    </style:style>
    <style:style style:name="T69" style:family="text">
      <style:text-properties officeooo:rsid="0041c4ce"/>
    </style:style>
    <style:style style:name="T70" style:family="text">
      <style:text-properties fo:font-weight="normal" style:font-weight-asian="normal" style:font-weight-complex="normal"/>
    </style:style>
    <style:style style:name="T71" style:family="text">
      <style:text-properties fo:font-weight="normal" officeooo:rsid="0044c794" style:font-weight-asian="normal" style:font-weight-complex="normal"/>
    </style:style>
    <style:style style:name="T72" style:family="text">
      <style:text-properties fo:font-weight="normal" officeooo:rsid="0047ed9d" style:font-weight-asian="normal" style:font-weight-complex="normal"/>
    </style:style>
    <style:style style:name="T73" style:family="text">
      <style:text-properties fo:font-weight="normal" officeooo:rsid="005c0165" style:font-weight-asian="normal" style:font-weight-complex="normal"/>
    </style:style>
    <style:style style:name="T74" style:family="text">
      <style:text-properties fo:font-weight="normal" officeooo:rsid="005d3e03" style:font-weight-asian="normal" style:font-weight-complex="normal"/>
    </style:style>
    <style:style style:name="T75" style:family="text">
      <style:text-properties officeooo:rsid="0047ed9d"/>
    </style:style>
    <style:style style:name="T76" style:family="text">
      <style:text-properties officeooo:rsid="00505e3c"/>
    </style:style>
    <style:style style:name="T77" style:family="text">
      <style:text-properties officeooo:rsid="00525548"/>
    </style:style>
    <style:style style:name="T78" style:family="text">
      <style:text-properties officeooo:rsid="00548154"/>
    </style:style>
    <style:style style:name="T79" style:family="text">
      <style:text-properties fo:color="#2a6099" fo:font-size="11pt" fo:font-style="normal" fo:font-weight="normal" officeooo:rsid="0057b290" style:font-size-asian="11pt" style:font-style-asian="normal" style:font-weight-asian="normal" style:font-size-complex="11pt" style:font-style-complex="normal" style:font-weight-complex="normal"/>
    </style:style>
    <style:style style:name="T80" style:family="text">
      <style:text-properties officeooo:rsid="0058eb31"/>
    </style:style>
    <style:style style:name="T81" style:family="text">
      <style:text-properties officeooo:rsid="005d3e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Fonctions</text:p>
      <text:p text:style-name="P16"/>
      <text:p text:style-name="P50"><text:span text:style-name="T10">- </text:span><text:span text:style-name="T13">user</text:span><text:span text:style-name="T7">:</text:span></text:p>
      <text:p text:style-name="P42">Fonction mère qui dirige toutes les autres, <text:span text:style-name="T77">interagit</text:span><text:span text:style-name="T76"> avec l’utilisateur </text:span><text:span text:style-name="T80">via les fonctions.</text:span></text:p>
      <text:p text:style-name="P45"><text:span text:style-name="T59">Entrée : </text:span><text:span text:style-name="T58">taxids, </text:span><text:span text:style-name="T55">pour le moment c’est un dataframe</text:span><text:span text:style-name="T58"> déjà préparé</text:span></text:p>
      <text:p text:style-name="P52"><text:span text:style-name="T49">S</text:span><text:span text:style-name="T50">ortie : </text:span><text:span text:style-name="T48">une carte avec marqueurs</text:span></text:p>
      <text:p text:style-name="P53"><text:span text:style-name="T50">Exemple utilisation :</text:span><text:span text:style-name="T48"> user(c(2,9443,2087))</text:span></text:p>
      <text:p text:style-name="P16"/>
      <text:p text:style-name="P24"><text:span text:style-name="T19">- newmap</text:span><text:span text:style-name="T27"> :</text:span></text:p>
      <text:p text:style-name="P9">Crée une carte vierge avec ou sans marqueurs.</text:p>
      <text:p text:style-name="P24"><text:span text:style-name="T38">Entrée : </text:span><text:span text:style-name="T33">coordinates</text:span><text:span text:style-name="T27">, coordonnées des taxids sous forme de tableau</text:span></text:p>
      <text:p text:style-name="P29"><text:span text:style-name="T34">Sortie :</text:span><text:span text:style-name="T25"> newmap, une carte vierge</text:span></text:p>
      <text:p text:style-name="P49"><text:span text:style-name="T25">Exemple utilisation : </text:span><text:span text:style-name="T39">newmap()</text:span></text:p>
      <text:p text:style-name="P10"/>
      <text:p text:style-name="P22">- solr_request :</text:p>
      <text:p text:style-name="P12">Fait une requête vers la base Solr pour récupérer les coordonnées taxonomiques depuis de<text:span text:style-name="T78">s</text:span> taxids.</text:p>
      <text:p text:style-name="P30"><text:span text:style-name="T34">Entrée : </text:span><text:span text:style-name="T40">taxids, </text:span><text:span text:style-name="T42">sous forme dataframe</text:span></text:p>
      <text:p text:style-name="P31"><text:span text:style-name="T28">S</text:span><text:span text:style-name="T25">ortie : </text:span><text:span text:style-name="T39">coordinates, tableau des coordonnées des taxids</text:span></text:p>
      <text:p text:style-name="P27"><text:span text:style-name="T36">Exemple</text:span><text:span text:style-name="T37"> utilisation : </text:span><text:span text:style-name="T41">solr_request(c(2,9443,2087))</text:span></text:p>
      <text:p text:style-name="P20"/>
      <text:p text:style-name="P23"><text:span text:style-name="T66">- </text:span><text:span text:style-name="T69">add_markers :</text:span></text:p>
      <text:p text:style-name="P32">Ajoute des marqueurs au niveau des taxids donnés par l’user</text:p>
      <text:p text:style-name="P41"><text:span text:style-name="T63">Entrée : </text:span><text:span text:style-name="T65">taxids, un vecteur </text:span><text:span text:style-name="T66">de taxids</text:span></text:p>
      <text:p text:style-name="P47"><text:span text:style-name="T59">Entrée : </text:span><text:span text:style-name="T56">set, paramètres à appliquer aux marqueurs </text:span><text:span text:style-name="T79">(pas encore fonctionnel)</text:span></text:p>
      <text:p text:style-name="P36"><text:span text:style-name="T65">S</text:span>ortie : <text:span text:style-name="T71">mark_lifemap, la carte avec marqueurs</text:span></text:p>
      <text:p text:style-name="P36">Exemple<text:span text:style-name="T65"> utilisation : </text:span><text:span text:style-name="T71">add_markers(</text:span><text:span text:style-name="T70">c(2,9443,2087)</text:span><text:span text:style-name="T71">)</text:span></text:p>
      <text:p text:style-name="P32"/>
      <text:p text:style-name="P28"><text:span text:style-name="T20">- </text:span><text:span text:style-name="T21">A FINIR -</text:span><text:span text:style-name="T22"> </text:span><text:span text:style-name="T20">compatibility :</text:span></text:p>
      <text:p text:style-name="P34">Compare des coordonnées reçues par requête depuis Solr avec l’arbre demandé (virus, normal, ncbi) afin d’éviter une incompatibilité entre espèces données (requête) et espèces ciblées sur l’arbre : par exemple on veut afficher des primates, or on a demandé une carte Virus, la carte s’affiche avec les marqueurs mais ce n’est pas compatible, il faut empêcher l’utilisateur de pouvoir faire ça.</text:p>
      <text:p text:style-name="P33"><text:span text:style-name="T63">Entrée :</text:span> <text:span text:style-name="T75">coordinates, les coordonnées reçues par requête depuis Solr sous forme de tableau</text:span></text:p>
      <text:p text:style-name="P35"><text:span text:style-name="T64">E</text:span><text:span text:style-name="T63">ntrée :</text:span> lifemap, arbre demandé parmi NCBI, standard et virus</text:p>
      <text:p text:style-name="P37"><text:span text:style-name="T65">S</text:span>ortie : <text:span text:style-name="T72">contrôle, qui est True si les espèces demandées sont bien sur l’arbre et False si les espèces sont incompatibles</text:span></text:p>
      <text:p text:style-name="P37">Exemple<text:span text:style-name="T65"> utilisation : </text:span><text:span text:style-name="T71">compatibility(solr_request(c(2,9443,2087)), newmap(solr_request(c(2,9443,2087)))</text:span></text:p>
      <text:p text:style-name="P37"><text:span text:style-name="T71"/></text:p>
      <text:p text:style-name="P45"><text:span text:style-name="T20">- </text:span><text:span text:style-name="T21">A FINIR -</text:span><text:span text:style-name="T22"> </text:span><text:span text:style-name="T23">mark_parameters</text:span><text:span text:style-name="T20">:</text:span></text:p>
      <text:p text:style-name="P39">Compare des coordonnées reçues par requête depuis Solr avec l’arbre demandé (virus, normal, ncbi) afin d’éviter une incompatibilité entre espèces données (requête) et espèces ciblées sur l’arbre : par exemple on veut afficher des primates, or on a demandé une carte Virus, la carte s’affiche avec les marqueurs mais ce n’est pas compatible, il faut empêcher l’utilisateur de pouvoir faire ça.</text:p>
      <text:p text:style-name="P40"><text:span text:style-name="T63">Entrée :</text:span> <text:span text:style-name="T75">coordinates, </text:span><text:span text:style-name="T81">of taxids</text:span></text:p>
      <text:p text:style-name="P44"><text:span text:style-name="T65">S</text:span>ortie : <text:span text:style-name="T74">set, qui prend les paramètres choisis (selon certains calculs comme pour le radius)</text:span></text:p>
      <text:p text:style-name="P48"><text:span text:style-name="T62">Exemple</text:span><text:span text:style-name="T61"> utilisation :</text:span><text:span text:style-name="T54"> </text:span><text:span text:style-name="T53">mark_parameters(solr_request(c(2,9443,2087)))</text:span></text:p>
      <text:p text:style-name="P22"/>
      <text:p text:style-name="P24"><text:span text:style-name="T19">OPTIONNEL</text:span><text:span text:style-name="T29"> </text:span><text:span text:style-name="T19">- data_to_dataframe :</text:span></text:p>
      <text:p text:style-name="P24"><text:span text:style-name="T51">Permet de formater des </text:span><text:span text:style-name="T26">données amenées par l’utilisateur en dataframe.</text:span></text:p>
      <text:p text:style-name="P29"><text:span text:style-name="T35">E</text:span><text:span text:style-name="T34">ntrée :</text:span><text:span text:style-name="T25"> data user</text:span></text:p>
      <text:p text:style-name="P29"><text:span text:style-name="T34">Sortie : </text:span><text:span text:style-name="T25">dataframe</text:span></text:p>
      <text:p text:style-name="P11"/>
      <text:p text:style-name="P24"><text:span text:style-name="T19">- à coder</text:span><text:span text:style-name="T18">:</text:span></text:p>
      <text:p text:style-name="P24"><text:span text:style-name="T27">Permet l’e</text:span><text:span text:style-name="T26">xtraction de données : récupération des données taxonomiques depuis le fichier dataframe.</text:span></text:p>
      <text:p text:style-name="P17">Entrée :</text:p>
      <text:p text:style-name="P17">Sortie :</text:p>
      <text:p text:style-name="P3"/>
      <text:p text:style-name="P5"><text:soft-page-break/><text:span text:style-name="T10">- à coder</text:span><text:span text:style-name="T7">:</text:span></text:p>
      <text:p text:style-name="P5">Visualis<text:span text:style-name="T2">ation</text:span> <text:span text:style-name="T2">d</text:span>es données au niveau du taxon, survoler le taxon et les données apparaissent (ou en cliquant dessus)</text:p>
      <text:p text:style-name="P5"/>
      <text:p text:style-name="P5"><text:span text:style-name="T10">- à coder</text:span><text:span text:style-name="T7">:</text:span></text:p>
      <text:p text:style-name="P4"><text:span text:style-name="T2">Dézoom : </text:span>« résumer » les infos au nœud parent lors du dézoom, <text:span text:style-name="T1">faire une moyenne des infos aux nœuds fils, ou une médiane, ou… ?</text:span></text:p>
      <text:p text:style-name="P4"/>
      <text:p text:style-name="P5"><text:span text:style-name="T10">- à coder</text:span><text:span text:style-name="T7">:</text:span><text:span text:style-name="T46"> </text:span><text:span text:style-name="T47">(c’était </text:span><text:span text:style-name="T8">GetAscendFromTaxID</text:span><text:span text:style-name="T24"> </text:span><text:span text:style-name="T47">à adapter)</text:span></text:p>
      <text:p text:style-name="P25"><text:span text:style-name="T30">R</text:span><text:span text:style-name="T31">écupérer les ascendants d’un groupe ou d’un taxon</text:span><text:span text:style-name="T32"> </text:span></text:p>
      <text:p text:style-name="P4"/>
      <text:p text:style-name="P6"><text:span text:style-name="T10">- à coder</text:span><text:span text:style-name="T7">:</text:span><text:span text:style-name="T46"> </text:span><text:span text:style-name="T47">(c’était </text:span><text:span text:style-name="T8">Get</text:span><text:span text:style-name="T9">Des</text:span><text:span text:style-name="T8">cendFromTaxID </text:span><text:span text:style-name="T47">à adapter)</text:span></text:p>
      <text:p text:style-name="P4"><text:span text:style-name="T67">R</text:span><text:span text:style-name="T45">écupérer les descendants d’un groupe ou d’un taxon</text:span><text:span text:style-name="T1"> </text:span></text:p>
      <text:p text:style-name="P1"/>
      <text:p text:style-name="P6"><text:span text:style-name="T12">OPTION</text:span><text:span text:style-name="T11">NEL </text:span><text:span text:style-name="T10">- à coder</text:span><text:span text:style-name="T7">:</text:span></text:p>
      <text:p text:style-name="P1"><text:span text:style-name="T2">Obtenir un sous-arbre </text:span><text:span text:style-name="T3">d’un ou plusieurs taxons</text:span><text:span text:style-name="T2"> : récupérer un sous-arbre à partir d’une liste de taxons (en remontant au MRCA), comment ?? </text:span><text:span text:style-name="T3">ou à partir d’un seul taxon et on prend ses descendants (info dans la base SolR donc </text:span><text:span text:style-name="T4">soit </text:span><text:span text:style-name="T3">utiliser </text:span><text:span text:style-name="T4">la fonction</text:span><text:span text:style-name="T3"> Requête SolR, </text:span><text:span text:style-name="T4">soit refaire une mini-requête</text:span><text:span text:style-name="T3">)</text:span></text:p>
      <text:p text:style-name="P15"/>
      <text:p text:style-name="P7"><text:span text:style-name="T16">OPTION</text:span><text:span text:style-name="T17">NEL </text:span><text:span text:style-name="T14">- à coder</text:span><text:span text:style-name="T15">:</text:span></text:p>
      <text:p text:style-name="P26"><text:span text:style-name="T43">I</text:span><text:span text:style-name="T44">nterface ergonomique : rendre accessible l’appli au niveau interface</text:span></text:p>
      <text:p text:style-name="P13"/>
      <text:p text:style-name="P14"><text:span text:style-name="T12">OPTION</text:span><text:span text:style-name="T11">NEL </text:span><text:span text:style-name="T10">- à coder</text:span><text:span text:style-name="T7">:</text:span></text:p>
      <text:p text:style-name="P13">Affichage réduit : possibilité de n'afficher lors de l'exploration de l'arbre, que les données réellement visibles à ce niveau de zoom et dans cette zone de l'arbre (utilisation de shiny possible)</text:p>
      <text:p text:style-name="P13"/>
      <text:p text:style-name="P14"><text:span text:style-name="T12">OPTION</text:span><text:span text:style-name="T11">NEL </text:span><text:span text:style-name="T10">- à coder</text:span><text:span text:style-name="T7">:</text:span></text:p>
      <text:p text:style-name="P13">Utilisation avancée : ajouter des fonctions de mise en évidence, de recherche, et de sélection de données</text:p>
      <text:p text:style-name="P13"/>
      <text:p text:style-name="P14"><text:span text:style-name="T12">OPTION</text:span><text:span text:style-name="T11">NEL </text:span><text:span text:style-name="T10">- à coder</text:span><text:span text:style-name="T7">:</text:span></text:p>
      <text:p text:style-name="P13">Gestion des erreurs : anticiper les erreurs possibles pour afficher un retour compréhensible au client</text:p>
      <text:p text:style-name="P14"><text:span text:style-name="T12">OPTION</text:span><text:span text:style-name="T11">NEL </text:span><text:span text:style-name="T10">- à coder</text:span><text:span text:style-name="T7">:</text:span></text:p>
      <text:p text:style-name="P13">Traduction des noms taxonomiques : créer une fonction de traduction du nom de l'espèce donnée par l'utilisateur en nom de référence utilisé par le package R (traduire le nom latin en nom commun ou inversement pour homogénéiser et faire comprendre au programme de quel taxon il s'agit)</text:p>
      <text:p text:style-name="P13"/>
      <text:p text:style-name="P7"><text:span text:style-name="T16">OPTION</text:span><text:span text:style-name="T17">NEL </text:span><text:span text:style-name="T14">- à coder</text:span><text:span text:style-name="T15">:</text:span></text:p>
      <text:p text:style-name="P2"><text:span text:style-name="T5">Actualisation de </text:span><text:span text:style-name="T6">l’affichage </text:span><text:span text:style-name="T5">: possibilité de re-générer simplement la visualisation (y compris la récupération des données dans la base Lifemap pour que les coordonnées utilisées pour visualiser les données sur ce fond de carte soient en accord avec le fond de carte lui-même)</text:span></text:p>
      <text:p text:style-name="P8"/>
      <text:p text:style-name="P18">PROBLÈMES RENCONTRÉS :</text:p>
      <text:p text:style-name="P19">- <text:span text:style-name="T68">les @import de packages ne fonctionnent p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17:38:56.611763907</meta:creation-date>
    <dc:date>2020-12-07T16:32:14.475408131</dc:date>
    <meta:editing-duration>PT2H16M53S</meta:editing-duration>
    <meta:editing-cycles>58</meta:editing-cycles>
    <meta:generator>LibreOffice/6.4.6.2$Linux_X86_64 LibreOffice_project/40$Build-2</meta:generator>
    <meta:document-statistic meta:table-count="0" meta:image-count="0" meta:object-count="0" meta:page-count="2" meta:paragraph-count="65" meta:word-count="725" meta:character-count="4629" meta:non-whitespace-character-count="3967"/>
  </office:meta>
</office:document-meta>
</file>